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5T01:29:04</dc:date>
    <meta:editing-duration>PT15H13M3S</meta:editing-duration>
    <meta:editing-cycles>32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8" meta:character-count="2466" meta:non-whitespace-character-count="2080"/>
  </office:meta>
</office:document-meta>
</file>